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8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Item No.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Circuit Ref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C3</text:p>
          </table:table-cell>
          <table:table-cell office:value-type="string" calcext:value-type="string">
            <text:p>100nF ceramic capacitor, low ESR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,C4</text:p>
          </table:table-cell>
          <table:table-cell office:value-type="string" calcext:value-type="string">
            <text:p>100uF electrolytic capacitor, low ESR (Jaycar RE6322)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D2</text:p>
          </table:table-cell>
          <table:table-cell office:value-type="string" calcext:value-type="string">
            <text:p>Zener diode, 20V, 1W (Jaycar ZR1420)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PNP Transistor, BC557 or BC558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,R2,R3</text:p>
          </table:table-cell>
          <table:table-cell office:value-type="string" calcext:value-type="string">
            <text:p>4K7 0.5W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i Buzzer, 12VDC PCB Mount (Jaycar AB3459) or Surface Mount (AB3462)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iffy Box, black, 83x54x31mm (Jaycar HB6015)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ocket 3-way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lug 3-wa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8T14:49:26.950712959</meta:creation-date>
    <dc:date>2025-09-28T15:23:24.105111176</dc:date>
    <meta:editing-duration>PT31M17S</meta:editing-duration>
    <meta:editing-cycles>2</meta:editing-cycles>
    <meta:generator>LibreOffice/7.4.7.2$Linux_X86_64 LibreOffice_project/40$Build-2</meta:generator>
    <meta:document-statistic meta:table-count="1" meta:cell-count="40" meta:object-count="0"/>
  </office:meta>
</office:document-meta>
</file>